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Got paid £400</text:p>
      <text:p text:style-name="Normal">Spent <text:s/>£7.50 on McDonalds</text:p>
      <text:p text:style-name="Normal">Got the 25 off my friend which he owed me</text:p>
      <text:p text:style-name="Normal">Spent 60 euro on tickets to see Ireland in the six nations</text:p>
      <text:p text:style-name="Normal">Spent 43.50 euro in a Restaurant when I was out that day</text:p>
      <text:p text:style-name="Normal">Got paid £450</text:p>
      <text:p text:style-name="Normal">Had to pay 1200 car insurance</text:p>
      <text:p text:style-name="Normal">Got a loan of 200 of my mum</text:p>
      <text:p text:style-name="Normal">Spent 40 on a ticket to a concert</text:p>
      <text:p text:style-name="Normal">Got paid 496</text:p>
      <text:p text:style-name="Normal">Paid my mum back the 200</text:p>
      <text:p text:style-name="Normal">Took my mum out for lunch as a thank you<text:s/>20.01</text:p>
      <text:list text:style-name="LFO1" text:continue-numbering="true">
        <text:list-item>
          <text:p text:style-name="P2">0.01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yae</meta:initial-creator>
    <dc:creator> </dc:creator>
    <meta:creation-date>2022-03-02T22:43:00Z</meta:creation-date>
    <dc:date>2022-03-02T22:59:00Z</dc:date>
    <meta:template xlink:href="Normal.dotm" xlink:type="simple"/>
    <meta:editing-cycles>1</meta:editing-cycles>
    <meta:editing-duration>PT900S</meta:editing-duration>
    <meta:document-statistic meta:page-count="1" meta:paragraph-count="1" meta:word-count="58" meta:character-count="394" meta:row-count="2" meta:non-whitespace-character-count="337"/>
  </office:meta>
</office:document-meta>
</file>